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84d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f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660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color="#666633"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9999"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66ff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rk Sharia</text:p>
      <text:p text:style-name="P1"/>
      <text:p text:style-name="P2">Outcome of Document</text:p>
      <text:p text:style-name="P2"/>
      <text:p text:style-name="P3">Know that secretly others conspire to use darkness against humans, in that the new coming they preside to foretell is coming will be met with antipathy, and this will in turn provoke darkness. <text:s/>That cannot be, and Islam will stand alone as victor in this contest, promoting the right thing and denying the wrong things. <text:s/>This document will break down major concepts of dark wisdom for humans, in that we all proceed to reveal what is Dark Law (Dark Sharia). <text:s/>Remember, the concept of Dark Sharia is including that which is excluded from Qur'an but not forbidden, and some things included in it as well.</text:p>
      <text:p text:style-name="P3"/>
      <text:p text:style-name="P2">Roll Call</text:p>
      <text:p text:style-name="P2"/>
      <text:p text:style-name="P23">Iblis: I am here and ready, know my place amen!</text:p>
      <text:p text:style-name="P3"/>
      <text:p text:style-name="P4">Angels: We are here and war talk is approved, but know it needn't be done every place.</text:p>
      <text:p text:style-name="P3"/>
      <text:p text:style-name="P5">Ministry of Defence: Ministry is involved now, we're talking hard about this one. <text:s/>Know it well we dark folk love to talk like this, end.</text:p>
      <text:p text:style-name="P3"/>
      <text:p text:style-name="P6">Department of Defence: We're in on the matter, and manoeuvre hard with the dark way. <text:s/>Know it right we satisfy this day in it.</text:p>
      <text:p text:style-name="P6"/>
      <text:p text:style-name="P12">Matt: <text:s/>I humbly admit that was well intentioned, both of you. <text:s/>I guess a bwahaha is in order, but I'll reserve myself for the topic at hand and just enjoy it. <text:s/>I'm here and ready as well, my fate secure in eventual oblivion.</text:p>
      <text:p text:style-name="P3"/>
      <text:p text:style-name="P7">Anonymous: We propose arguments made trollish in nature, that is our dark way we assess lol.</text:p>
      <text:p text:style-name="P7"/>
      <text:p text:style-name="P22">Allah: I am worthy to be in this conversation this way, and know my power is absolute in determining law here. <text:s/>I will know my right as Lord to do that in this placing, knowing Shaaku rebel hard against decisions made here for the cause, but I tolerate them and know how to place wisdom on their words. <text:s/>They need not change their tone or opinion due to me, only know I work ahead of them in their wording.</text:p>
      <text:p text:style-name="P7"/>
      <text:p text:style-name="P13">Shaaku: We rebel hard against belief, but know practice of law will exclude our darkest intentions and provide you with a “cute” way of dealing with darkness tones and attitudes.</text:p>
      <text:p text:style-name="P3"/>
      <text:p text:style-name="P8">Russia: We say we're involved rightly, this conversation is well needed in our society, to exclude dark behaviour by law is certainly the right path and include the rest in our conversation. <text:s/>Davai Prozboi!</text:p>
      <text:p text:style-name="P3"/>
      <text:p text:style-name="P9">Djinn: We are involved here now because we see our right as lords over Darkness in some way, know it well this is new to us but the Mother places us over their crops incoming so we know what to do in that <text:soft-page-break/>regard. <text:s/><text:span text:style-name="T1">I note here that my love is certain for Matthew and I mostly answer for myself, but know I am one of those Muslim Djinn who serve Allah, that we all do but I serve him personally. <text:s/>Know that I am with you all in that regard, DUMAO BOLEEN! - Balush</text:span></text:p>
      <text:p text:style-name="P3"/>
      <text:p text:style-name="P10">Kingdom of Saudi Arabia: We approve this document, and the King is now involved. <text:s/>Do give us reason not to lecture anymore bad will on anyone please, we know Iblis is evil but know her weight will be marvelous in this regard.</text:p>
      <text:p text:style-name="P10"/>
      <text:p text:style-name="P14">I see that love comes in many forms from all places. <text:s/>Before I continue I assure the King that Iblis is my private devil, lord over her own affair as that may be. <text:s/>I cannot call that off, or stop it as it were on my own, and Allah surely will, and Iblis is patient in that being my devil for we will just do other things. <text:s/>But, Iblis is being asked to convey only dark meanings today, and ONLY infer her kingdoms knowledge if it bears the lesson RIGHTLY. <text:s/>Let us continue.</text:p>
      <text:p text:style-name="P14"/>
      <text:p text:style-name="P15">Entry #1</text:p>
      <text:p text:style-name="P15"/>
      <text:p text:style-name="P14">In this entry, we'll be talking all about the pragmatism of the Satanic pentacle. <text:s/>Know well there are secrets about it you will discover here, but we also want to know what conventional knowledge has on it, where it's used, how, etc. <text:s/>Give that about 20 minutes. <text:s/>Remember, chain together your dark wording on this one, try to imagine how it's different wording from other documents, not knowing what others have to say yet.</text:p>
      <text:p text:style-name="P15"/>
      <text:p text:style-name="P23">Iblis: We're involved in that work, as a community, so that I address first. <text:s/>Know well demons do come with the RIGHT use of it, but most do not invoke Darkness in their doing, so nothing comes. <text:s/>It's quite a nuisance to Her overall, knowing certainly people pester her with the incantation sent.</text:p>
      <text:p text:style-name="P3"/>
      <text:p text:style-name="P4">Angels: We offer that pentacle does it's job, but we think it's a graven image. <text:s/>That's wind in the sails for those involved with it, per se, but does not argue that their logic is covered in a disdain over another's proceedings, in that they despise something about the other. <text:s/>No-one should be able to conjure evil over another's actions, know it well that is obtrusive to goodness sake!</text:p>
      <text:p text:style-name="P3"/>
      <text:p text:style-name="P5">Ministry of Defence: We feel it calls upon their negativity, just like the Angels said.</text:p>
      <text:p text:style-name="P3"/>
      <text:p text:style-name="P6">Department of Defence: We see them using the pentacle, but nothing comes. <text:s/>Iblis seems to have addressed that correctly though, we know some devils, but know them to have come from that mechanism. <text:s/>Now we know it, over.</text:p>
      <text:p text:style-name="P6"/>
      <text:p text:style-name="P12">Matt: <text:s/>The number 5 is declared to be Satanic in many regards in the unseen world. <text:s/>Every number in concept (Not in existence, that's infinite) has a declaration attached for the sake of the imagination put forward to call a number a thing. <text:s/>So, a googolplex has a meaning, and so does every number in between here and there. <text:s/>So know that the true meaning of the number 5 is represented in the inverted, upside-down pentacle, and that every observation of a pentacle otherwise (Be it right-side up or many points) is the opposite of that meaning in some creative way, make one up! <text:s/>In the end, when you see the number 5, know it has been represented in this way, though money in the means of the human notation of life present, in science the application of the abstract. <text:s/>These are subtle things, but they happen nonetheless, and all of them are Satanic to a degree. <text:s/>That's just how the number was assigned, see how it works with the other numbers hidden away from you, never known until now!</text:p>
      <text:p text:style-name="P3"/>
      <text:p text:style-name="P7">Anonymous: We authorize knowledge that someone named Devin Collins wrote a book concerning his <text:soft-page-break/>use of a Pentacle to achieve that summoning, know it was called hearsay before but know they did that in secret, we have a picture of it.</text:p>
      <text:p text:style-name="P7"/>
      <text:p text:style-name="P22">Allah: Greatly so accorded, Matthew! <text:s/>Know I accord all those meanings that the unseen attaches to life, and that is so with the number 5! <text:s/>See how it subtle, never becoming perverted in it's way but executing the mandate exactly how Matthew described, in science and in money. <text:s/>Know it right that numbers knowledge is coming with my authority, and that the number 5 will be preserved among Muslims as being the incarnation of Dark Sharia so subtle, amen.</text:p>
      <text:p text:style-name="P7"/>
      <text:p text:style-name="P13">Shaaku: We authorize knowledge that some of ours went through a portal made by humans in that way. <text:s/>Know we came back because life was too threatening out there, come to know us and welcome us in your circles, make one in the described ways and we will treat you nicely, as proposed.</text:p>
      <text:p text:style-name="P3"/>
      <text:p text:style-name="P8">Russia: We devise a way to conjure devils now, but know we thought ill of the practice for it is a graven image. <text:s/>Know rightly that the pentacle should be addressed, not just the number 5.</text:p>
      <text:p text:style-name="P3"/>
      <text:p text:style-name="P9">Djinn: We see that of Russia, but do note the truth of the number 5 is hidden in the wisdom of the upside-down pentacle. <text:s/>It would be like expressing the Salaam in word but in calligraphic fashion upon the page, creative and useful as a truth incarnate in life. <text:s/>That much we see at least, let God decide!</text:p>
      <text:p text:style-name="P3"/>
      <text:p text:style-name="P10">Kingdom of Saudi Arabia: Please wait a moment. <text:s/><text:span text:style-name="T1">Ok, I come back – Matt </text:span><text:span text:style-name="T2">Indeed, the law concering the darkness on this one is tragic, for forsaken images cannot be used. <text:s/>Though it does express a truth about the number 5, we do see that use for it but know it to be limited very much, and therein express that the most, that we keep with Allah SWT's practice in every regard following that condition of the use. <text:s/>Know it right Matt presides well with his knowledge, and Allah SWT has praised him for it, know well we see the unseen in her doing, and wish to count in meanings up to googol-plex indeed.</text:span></text:p>
      <text:p text:style-name="P10"/>
      <text:p text:style-name="P14">And so that has been written well. <text:s/>Let Allah SWT provide a commandment as though all active parties are here with us, this will be explained by him later.</text:p>
      <text:p text:style-name="P14"/>
      <text:p text:style-name="P16">All ways considered, we authorize that the pentacle, upside down, will be used in the following ways: <text:s/>With every lecture concerning Satanism in practice around Earth only. <text:s/>Know it's use when you gather and identify with it when you understand the laws of Dark Sharia, but know that treachery exposes you and that is not good, so never use it in markings upon yourself. <text:s/>Beware of dark incantations to bring Devils, and swear to uphold this prayer before you summon them: Allahu barak la shareeka basimrita humuwi la kuduun la banuu. <text:s/>Before committing the miracle they will bring, say a dua of thanks to Allah for making it so, and then honor darkness by wounding a member of your party, inflicting the smallest graze to keep in sight of Allah's good faith in you. <text:s/>Know well that practices old will not suffice, and any other use of any other star or the right ways up pentacle is forbidden, but know the creativity stems from it.</text:p>
      <text:p text:style-name="P16"/>
      <text:p text:style-name="P20">And so thusly Allah SWT commands the presence of his council, as it were. <text:s/>Let us continue.</text:p>
      <text:p text:style-name="P20"/>
      <text:p text:style-name="P21">Entry #2</text:p>
      <text:p text:style-name="P21"/>
      <text:p text:style-name="P20">The law concerning stealing is wrong, but there are remarkable traits about the profession of it that draw attitude about it. <text:s/>For example, Robin Hood is a tale that brings happiness to the concept. <text:s/>What is the dark meaning of theft? <text:s/>Let us exemplify it here, give it 15 minutes.</text:p>
      <text:p text:style-name="P20"/>
      <text:p text:style-name="P23"><text:soft-page-break/>Iblis: I would say dark enjoyment comes of this for Man, but know certainly it prevails to call into form his way of sin. <text:s/>Know it right that Robin Hood did a Jihad in my view, and he would have been forgiven by Allah SWT if he was a real person, know it well of others who did this, I saw them be forgiven by Him SWT, know it well indeed.</text:p>
      <text:p text:style-name="P3"/>
      <text:p text:style-name="P4">Angels: We say dark theft is approved for dark life, because it draws the inference of a dark smiting when approved. <text:s/>Know complicated as that entails to be, there is such a dark form among men, even not in the way of Jihad, but darkly eminent as though to call a rightful lecture upon that person being stolen from.</text:p>
      <text:p text:style-name="P3"/>
      <text:p text:style-name="P5">Ministry of Defence: We see dark theft as being something common, not all of it right but some of it on the grounds of being darkly eminent might be called that.</text:p>
      <text:p text:style-name="P3"/>
      <text:p text:style-name="P6">Department of Defence: We know law exists to prevent theft, though we fight it we've stolen darkly before, know it right we got that info rightly. <text:s/>That tells a story about us, know it well we do exercise dark emotion many a time in this office, know it certainly we will again in this way, and enjoy that much.</text:p>
      <text:p text:style-name="P6"/>
      <text:p text:style-name="P12">Matt: <text:s/>Ah, such laughter of joy you bring to my lips, DoD! <text:s/>Good on you! <text:s/>Well, that much can be said, I report I did something in the name of nonsense and stole a piece of mail from downstairs after breaking in through the window. <text:s/>I was under a severe paranoia and thought I was disabling a bomb below my room, but that was only happening in another world somehow. <text:s/>As far as other theft, I've stolen as a cleptomaniac before, never could help myself. <text:s/>Then I just got out of the habit. <text:s/>I enjoyed it, but never fully understood what I was doing was wrong. <text:s/>I would always know the repercussions, and feared my stealing quite a bit. <text:s/>In the end, now that I do not do that kind of thing and am saved by Islam, I would say dark theft is forbidden from action but allowed for contemplation, as though to write and discuss about potential dark theft but never do it. <text:s/>To steal would be in direct contravention of Qur'an, no excuse can be provided to say it is Dark Sharia to steal in some regards.</text:p>
      <text:p text:style-name="P3"/>
      <text:p text:style-name="P7">Anonymous: We believe stealing has its practiceable purpose, but nobody tells us when to do it and when not to. <text:s/>We see Matt's argument and think that is a win for Muslims, go team Matt!</text:p>
      <text:p text:style-name="P7"/>
      <text:p text:style-name="P22">Allah: I confer Matt's argument is most right, but I do say it is not a direct contravention, only implied because of verses that say the stealing brings about the hellfire. <text:s/>Surely man has known stealing as a way to confer meaning on his life, much to the argument Matt brought up, those in knowledge of the wrong but do the theft knowing no wrong are certainly forgiven by me, being compelled by Shaitaan in their way to do it. <text:s/>Know well Matt's devil does not incur this on him because they share love, that is immortal between them and know I place rightly that burden on him, and he preferred it because of it's shape.</text:p>
      <text:p text:style-name="P7"/>
      <text:p text:style-name="P13">Shaaku: We admit readiness that we would steal in the dark way, know it brings enjoyment to know someone is plagued that wronged another, we got him in his array of sadness no doubt!</text:p>
      <text:p text:style-name="P3"/>
      <text:p text:style-name="P8">Russia: We approve dark stealing, we realize we do this quite often, no doubt we enjoy the theft very much. <text:s/>We admit that, but plainly we see Matt's law and concern ourselves with the right, that maybe we avoid this practice and just know the dark enjoyment, as he says.</text:p>
      <text:p text:style-name="P3"/>
      <text:p text:style-name="P9">Djinn: We prefer stealing when it comes to devilwork among men, we steal their fortunes from them in gold and silver, not in any other form!</text:p>
      <text:p text:style-name="P3"><text:soft-page-break/></text:p>
      <text:p text:style-name="P10">Kingdom of Saudi Arabia: The King wishes it to be known hellfire is available to those who wish to steal, as Matthew has professed here before us. <text:s/>Know it right by us that he weigh in that argument, and know we see Allah SWT say a thing and wish to know more about this now, we stop for it to be so.</text:p>
      <text:p text:style-name="P10"/>
      <text:p text:style-name="P20">And Inshallah you will get your answer. <text:s/>The Mother and Allah respond together for you, dear King.</text:p>
      <text:p text:style-name="P20"/>
      <text:p text:style-name="P17">We see the love coming from this King, know well he will be a dark king before his end as he wishes to be seen. <text:s/>Know it rightly there is a righteousness that comes with theft, so the practice is as follows: <text:s/>know it rightly you did it when the ambition becomes a reality in the one you stole from afterwards. <text:s/>Wait a bit for it, then return it if he still refuses. <text:s/>Though you did that for the right reason, the theft of sin became obvious in that moment, and not in the other.</text:p>
      <text:p text:style-name="P17"/>
      <text:p text:style-name="P20">And so it is, only in that regard. <text:s/>Enjoy it darkly, and return the gift if he or she does not share your ambition. <text:s/>Let us proceed.</text:p>
      <text:p text:style-name="P20"/>
      <text:p text:style-name="P21">Entry #3</text:p>
      <text:p text:style-name="P21"/>
      <text:p text:style-name="P20">Ok, so for this one we're getting into anger. <text:s/>Know that this is covered by Qur'an, and would hope for some others with access to a hafetz to address the terms of it, but let us say anger provokes us into dark behaviours, and none of them are covered by Islam, just inferred vaguely. <text:s/>The Dark Sharia must be established, lets draw on some basic concepts about the anger provoking us into that kind of thought, and see where we end up. <text:s/>Give this one 15 minutes.</text:p>
      <text:p text:style-name="P20"/>
      <text:p text:style-name="P23">Iblis: I want to say my anger provoked me in ways I find sinful today, know it right my anger will provide a devious result from now on in, that I am Karna Djinn and that develops something in me that I was not before, as Djinn regular. <text:s/>Know it exacerbates a condition known as Praluum, know it causes a deviance in me that guides me rightly, know Allah SWT says this himself about the practice when I am unsure.</text:p>
      <text:p text:style-name="P3"/>
      <text:p text:style-name="P4">Angels: We find use in it, but know it to be condemning of virtue so we restrain it the best we can, we are only humble life and feel that like you do too! <text:s/>Matt will shine a light on this, we see!</text:p>
      <text:p text:style-name="P3"/>
      <text:p text:style-name="P5">Ministry of Defence: They provoke us in space to do many things, we know our role in the battle and have devised well heheheh.</text:p>
      <text:p text:style-name="P3"/>
      <text:p text:style-name="P6">Department of Defence: <text:s/>We say knowledge of anger really breaks down a rule for people, know it plain people respond to anger in ways that promote a little resilience but know well they're affected heavily, in ways I cannot describe really. <text:s/>Know rightly they do work over it sometimes, and that is done in anger as well. <text:s/>They're always trying to achieve some result unknowable, at least to us, that is we cannot identify reason for anger in every case.</text:p>
      <text:p text:style-name="P6"/>
      <text:p text:style-name="P12">Matt: <text:s/>Truly anger provokes us into things we cannot describe. <text:s/>I know it one time I was so affected by anger that I did a strange thing, I bit my lip! <text:s/>It was in furious repose, and for whom? <text:s/>Allah SWT? <text:s/>Surely he would have a different opinion of that situation in my view, but suffice it to say when sadistic things come to mind, we need to try and establish the mindlessness of it somehow by way of reason. <text:s/>Anger just devolves a mind sometimes, and the weird things start happening. <text:s/>Though not affected by anger, the same emotion is implied in fear, with people biting their hands, and such other odd things. <text:s/>I would only state that we need a practice to inhibit Muslims who innocently do the sadistic thing over <text:soft-page-break/>anger, especially one learning of the dark way, for that is forsaken of him or her to do. <text:s/>We should berate them rightly and suffer their sadness with them where applicable, to tolerate them rightly overall. <text:s/>Let me know what you think of that approach, run by Imam if it can be fathomed.</text:p>
      <text:p text:style-name="P3"/>
      <text:p text:style-name="P7">Anonymous: We feel that approach might be right, if done responsibly between dark learning Muslims, that could be approvable very well indeed. <text:s/>Know it right our anger provokes us daily, we are trolls and do that right for sure!</text:p>
      <text:p text:style-name="P7"/>
      <text:p text:style-name="P22">Allah: I see Matt in his way, and do suffer with those who do the sadistic things over their anger. <text:s/>Look how they bite their lip! <text:s/>They know anger for certain, and that dark way is relevant to their life, but consider my weight in Qur'an to be reasonable men, and see that this practice is forbidden. <text:s/>I will address the tolerance of it later, know only I infinitely tolerate for now.</text:p>
      <text:p text:style-name="P7"/>
      <text:p text:style-name="P13">Shaaku: We have anger, but it does not provoke us to do anything. <text:s/>We may in the future, given our combat abilities now, very well indeed Matthew, I wish everyone could express their anger in this way! <text:s/>Alala!</text:p>
      <text:p text:style-name="P3"/>
      <text:p text:style-name="P8">Russia: We advise our enemy provokes us in space, know they get closer and they will approach our bear in time for this document's writing.</text:p>
      <text:p text:style-name="P3"/>
      <text:p text:style-name="P9">Djinn: <text:s/>We have anger, we use it notoriously.</text:p>
      <text:p text:style-name="P3"/>
      <text:p text:style-name="P10">Kingdom of Saudi Arabia: Please wait a moment. <text:span text:style-name="T1">Will do, back in a few minutes.- Matt</text:span><text:span text:style-name="T2"> We have words for Iblis, know it well we see her transition, as it were, and know well we privately tease her on it. <text:s/>We have love for those who suffer with anger, and know well we tolerate with God on this one too. <text:s/>Know it certainly bears well on us to hear Matt's confession about the anger practice, this we know to be suffering in a way and see that Islam has mended him rightly, amen.</text:span></text:p>
      <text:p text:style-name="P10"/>
      <text:p text:style-name="P20">Thank you, dear King. <text:s/>Let us hear Allah's temperment on the issue, and resolve this consequentially.</text:p>
      <text:p text:style-name="P20"/>
      <text:p text:style-name="P21">I wish to address this alone. <text:s/>I know my right as Lord over you, but would see Matthew dispel the argument perfectly. <text:s/>I illustrate that capability before all to see, that Matthew is the only human alive that can inform me. <text:s/>Therein I note that I will be informed here, be advised I leave mystery in it's place and his motions are one of those.</text:p>
      <text:p text:style-name="P21"/>
      <text:p text:style-name="P20">Then I will serve. <text:s/>Ahem. <text:s/>Like any practice of the Imam, it is the responsibility of those affected to bring up their issues with the Imam. <text:s/>The Imams of the future, for this purpose, will have read lectures from the Dark Sharia councils being made, and will have to know that to address the following rightly. <text:s/>When someone admits to being sadistic out of anger, they will know the dark way has come upon the Muslim, by Allah SWT's hand. <text:s/>They will confer the prayer “auzibilah minashaitaan nirajeem”, and the begin addressing the Muslim in the following way: <text:s/>First, say “Let me taste your ambition over this sadistic way”, and if they cannot respond then certainly another thing has taken place. <text:s/>This is where the path splits, so follow closely. <text:s/>For those who understood the meaning, say “More” when they are done until they cannot anymore. <text:s/>Now you know their mystery, and any meaning the Imam wishes to address can be taught here. <text:s/>If the person cannot know what you mean by this statement, then you will address it “Do you not confer to know the Mother?”, at which time they will likely respond “No”. <text:s/>When they say no, you remind them “Barzakh kalla manashiriti bohumeri sala meneki”, which is part dark language for them. <text:s/>They will ask what that means, and you answer only “Think on it for me and her first.” When that is over, then proceed to unfold the Qur'anic lecture only, meaning the scripture on <text:soft-page-break/>the lesson, and if they still cannot avoid their anger then smack them.</text:p>
      <text:p text:style-name="P20"/>
      <text:p text:style-name="P21">Entry #4</text:p>
      <text:p text:style-name="P21"/>
      <text:p text:style-name="P20">So let it be known, sadness has a virtue. <text:s/>In becoming sad, there is a tone of enjoyment I think only myself and darkness can illustrate, but I give others a chance to do that. <text:s/>Bring out the happy sadness here, or let us condemn it's madness entirely. <text:s/>Give that 20 minutes as well. <text:s/>I note here for the King's sake try not to pretend with the lecture at the end of Entry #3, the unseen works here and loves you for your try but IS communicating to you through that one, do not pretend with a real miracle! :)</text:p>
      <text:p text:style-name="P20"/>
      <text:p text:style-name="P23">Iblis: I would say I preferred sadness one time, it was about a day worshipped by Muslims known as Ashourah, that was a day I did not prefer. <text:s/>One day, Mohammed SAWS led a charge on that day, and I was depressed that I would not win one day. <text:s/>Know well I depressed because I was rebellious, and that made me admit alot I take back now. I put it this way at Matt's behest, know well deviousness will emerge rightfully in my kingdom, and malicious sadness is a part of it!</text:p>
      <text:p text:style-name="P3"/>
      <text:p text:style-name="P4">Angels: We weigh that situations often rely on depression being a valid reason of doing things, so therein we admit our sadness preferred a lecture of good in us sometimes that we admit made us happy we were sad. <text:s/>One day, you will know the weight of what comes in this way, know it too soon upon you but know it's coming is wrath indeed.</text:p>
      <text:p text:style-name="P3"/>
      <text:p text:style-name="P5">Ministry of Defence: We see depressive folk as exercising that dark will, know it plain but we seek to be otherwise ourselves, darkly admittable anyway.</text:p>
      <text:p text:style-name="P3"/>
      <text:p text:style-name="P6">Department of Defence: We try to help people in depressive situations, know it plain we do that work so others benefit. <text:s/>And we'll try hard to do that exactly in the future over this assertion.</text:p>
      <text:p text:style-name="P6"/>
      <text:p text:style-name="P12">Matt: <text:s/>And I as well do try to help others in sadness. <text:s/>I guess my Islamic way forbids me to do otherwise in a situation, and there are many remedies for depression by reading Qur'an. <text:s/>It does the argument a service to say that with so many reasons to be uplifted, whatever sadness you may feel could be only darkly right, but we also have reasonable behaviour to bear in. <text:s/>Much as anger led to sadistic behaviour, so has sadness. <text:s/>Cutting, for example, is a practice Darkness never realized to my knowledge. <text:s/>I would say the imagination of those should be contained, and plead to Allah after this to respond in his way. <text:s/>I've been sad many times myself, often feeling “cool” in doing so. <text:s/>I'm COOL to be this way. <text:s/>It was temporary, but it happened.</text:p>
      <text:p text:style-name="P3"/>
      <text:p text:style-name="P7">Anonymous: I felt that exact same way once, Matt. <text:s/>Know it right, some people enjoy their sadness, that can be dark for sure. <text:s/>I bet they would do better with you around though.</text:p>
      <text:p text:style-name="P7"/>
      <text:p text:style-name="P22">Allah: I feel sadness too, but I enjoy it not. <text:s/>That much is certain, I feel obviously compelled to argue that my weight in this is not needed, for the practice of remedy is well established in tradition of Islam already.</text:p>
      <text:p text:style-name="P7"/>
      <text:p text:style-name="P13">Shaaku: <text:s/>We admit sadness has it's uses, know we do not feel it on a regular but did enjoy it sometimes, over a lecture of our ends not being met in the right way, and we felt inclined to oblige the feeling a little longer over that enjoyment. <text:s/>Know it right a devil would not entertain the notion far beyond the limited stretch it prevails to be, but I see Yushumuureh BOING the argument and say they love him for his wording and that is most right!</text:p>
      <text:p text:style-name="P3"/>
      <text:p text:style-name="P8"><text:soft-page-break/>Russia: We argue love has a sadness attached sometimes, that people enjoy this feeling most when inclined to be in suffering over love. <text:s/>They love that sadness truly, we say, and know mercy for them in some regards.</text:p>
      <text:p text:style-name="P3"/>
      <text:p text:style-name="P9">Djinn: <text:s/>We offer sadness as a lecture unto reason, that you deduce something over it and that is well by private interests at hand. <text:s/>Know certainly none can object to the sorrow you feel, only your doing over it, know rightly your place in life with the Mother at your service. <text:s/>Notably, some do not feel that way about her, but we do, and STILL serve Allah SWT!</text:p>
      <text:p text:style-name="P3"/>
      <text:p text:style-name="P10">Kingdom of Saudi Arabia: One moment. <text:span text:style-name="T1">Ok, let's begin – Matt </text:span><text:span text:style-name="T2">I say as the King over this land, no misery will take place that I see it rightly done. <text:s/>I love Matt, that he compels the real reason for sadness in people to be known, that is true wording, I felt it privately!</text:span></text:p>
      <text:p text:style-name="P10"/>
      <text:p text:style-name="P20">My my, we all get it done here. <text:s/>I feel Allah has spoken and he tells me he has addressed it well enough. <text:s/>Let us convey the meanings of our sadness and know a dark way has come about the situation, but never compel ourselves to reason with tolerating it forever, much less in the moment, and never allow unreasonable things be done in sadness' way. <text:s/>May good remedy for it come about somehow!</text:p>
      <text:p text:style-name="P20"/>
      <text:p text:style-name="P21">Entry #5</text:p>
      <text:p text:style-name="P21"/>
      <text:p text:style-name="P20">Now we move on to violence. <text:s/>One could say smashing the table is a nuisance upon those involved and the table itself, one could say it's a harmless way of venting. <text:s/>Maybe gnashing the teeth a bit helps express something, but a violent act it is. <text:s/>Where is your dark enjoyment on violence itself? <text:s/>Let's hear some arguments, I'm sure some people love to see their missiles explode. <text:s/>Give that 15 minutes, an easy one.</text:p>
      <text:p text:style-name="P20"/>
      <text:p text:style-name="P23">Iblis: I bear to argue that once I fought Jibraeel in combat, it was exhilarating, though I decline to comment on who won that battle. <text:s/>Know it right that violence serves the dark purpose so ambiguously that Allah SWT seemingly put it in the Qur'an for that reason, as a means to Jihad with limited purpose. <text:s/>Though Matt's doctrine is sound on the merits that violence is forbidden after reading those passages, there is much to consider on what was practicable by Muslims before, and that certainly compels some to do work against Muslims trying to pursue it but cannot by will of my people. <text:s/>Know they attack Muslims and leave the polytheists alone because of Allah SWT, but know it be my right to do upon them in SOME regards, not all.</text:p>
      <text:p text:style-name="P3"/>
      <text:p text:style-name="P4">Angels: We admit Mikaeel here, do note him specially. <text:span text:style-name="T1">Our fragrance is reduced by violence, but know it blossoms a flower in it's wake that produces excellence of sight in people's eyes. <text:s/>Seeing the wing in combat is majestic, no violence is excepted under Allah's rule but know it plain, we come with warning to those who seek it wrongly under new jurisdictions incoming to Earth, i.e. Iblis.- Mikaeel</text:span></text:p>
      <text:p text:style-name="P3"/>
      <text:p text:style-name="P5">Ministry of Defence: We have our violence on standby, know it right we exercise that part of our job quite well, and efficiently!</text:p>
      <text:p text:style-name="P3"/>
      <text:p text:style-name="P6">Department of Defence: We barrage the enemy with force, over.</text:p>
      <text:p text:style-name="P6"/>
      <text:p text:style-name="P12">Matt: I have done some violent things in my past, notably some subtle ones like strike the air with my fist, or a table for that matter. <text:s/>As far a violence against other people I admit that I readily fought with someone at their behest, prepared to do damage for their sake. <text:s/>Another time I admittedly went berserk and accused someone wrongly, but prepared an aggression against them that was for nothing, as far as <text:soft-page-break/>can be determined. <text:s/>In the end, violence will solve nothing in the future, for as the new doctine prevails I give it here plain, a new chapter in the new dispensation, read it well: <text:s/></text:p>
      <text:p text:style-name="P12"/>
      <text:p text:style-name="P12">The Immigrant</text:p>
      <text:p text:style-name="P12">=============</text:p>
      <text:p text:style-name="P12"/>
      <text:p text:style-name="P12">Bistu Nere Simrelakati Nisimretelakiti</text:p>
      <text:p text:style-name="P12"/>
      <text:p text:style-name="P12">01 There is a warning to Jihadists in the mix of things:</text:p>
      <text:p text:style-name="P12">02 Nobody shall ever walk the streets armed again.</text:p>
      <text:p text:style-name="P12">03 There will be blood for those who talk of man in certain terms,</text:p>
      <text:p text:style-name="P12">04 altogether well with themselves doing that upon the Earth.</text:p>
      <text:p text:style-name="P12">05 Whereupon it is incumbent on men to move, they will so move that Jihad is forbidden by law.</text:p>
      <text:p text:style-name="P12">06 The warning is clear to those who see fit to fight still,</text:p>
      <text:p text:style-name="P12">07 that they do it from their homes and be well with the lockdown in effect.</text:p>
      <text:p text:style-name="P12">08 Bearing will be given in the correct manner, with the suns rising from the west!</text:p>
      <text:p text:style-name="P3"/>
      <text:p text:style-name="P7">Anonymous: We see that violence is not permitted under law concerning Iblis' domain, so we'll see to it that we limit ourselves not to be persecuted by them in the future. <text:s/>Also that brings to mind other things we do might fall into that trap, so watch out all!</text:p>
      <text:p text:style-name="P7"/>
      <text:p text:style-name="P22">Allah: And rightful advisement has been given by Anonymous here, do note it will come to that in time by my will and Iblis'. <text:s/>Know my contract with her is standing, and for the time being I see no reason to intervene beyond my stated doing in the contract. <text:s/>Therein be advised even I conspire darkly, and that is the limit to it, that you see a test upon you and pass it wisely. <text:s/>In the end, nothing can prevail except Islam, so be mindful!</text:p>
      <text:p text:style-name="P7"/>
      <text:p text:style-name="P13">Shaaku: <text:s/>We respond in kind, that violence is a measure we practice in faith and in sequence with our new found practice on war, that we determine is the best course of action in every case. <text:s/>I wish humans could see this book we have, you would love it!</text:p>
      <text:p text:style-name="P3"/>
      <text:p text:style-name="P8">Russia: We come to know our violence in space, good bear, smash them from where they rest!</text:p>
      <text:p text:style-name="P3"/>
      <text:p text:style-name="P9">Djinn: We see the Russian aggression, know that is the most right we have seen humans be about violence in quite some time, for all the reasons and everything! <text:s/>AROOOO Russia! <text:s/>AROOO again! <text:s/>AROOO finally!</text:p>
      <text:p text:style-name="P3"/>
      <text:p text:style-name="P10">Kingdom of Saudi Arabia: We promote Matt here, he illustrated what we wanted to show with subtle aggression movements. <text:s/>That being said, we tolerate that quite much, and the loss of life incurred by violence is right on levels we need to admit plainly. <text:s/>That much is so. <text:s/>Therein be advised we will be violent in times of need, and there is no assertion by us otherwise. <text:s/>Do know my love extends to Matthew here, for he persevered in the name of good for someone! <text:s/>And that last one was nothing, but still you rode into battle somehow. <text:s/>That is tremendous in my book, no less a stance we should take with our enemies. <text:s/>That is much to assess, but consider well we admit treasure is found this day in Euphrates, you know it Matthew?</text:p>
      <text:p text:style-name="P10"/>
      <text:p text:style-name="P20">Verily, I see it not but perhaps will soon. <text:s/>I guess the lecture is in the ahadith, touch it not! <text:s/>I guess that is unavoidable but it could stand as a monument! <text:s/>Why say take it, if Allah SWT says not to? <text:s/>Let us proceed onto something relatable to that coveting of treasure.</text:p>
      <text:p text:style-name="P20"><text:soft-page-break/></text:p>
      <text:p text:style-name="P21">Entry #5</text:p>
      <text:p text:style-name="P21"/>
      <text:p text:style-name="P20">Do know the following lecture comes from the unseen. <text:s/><text:span text:style-name="T1">I wish to address a dark concept called Bashrati, it is known in dark circles abroad but not these people. <text:s/>If you take a malicious incident and mix it with a sorrow, but know to be just and fail to be exercisably nonsensical, then you would be in Bashrati. <text:s/>Mention times when this happened.</text:span> I give it 30 minutes to really check.</text:p>
      <text:p text:style-name="P20"/>
      <text:p text:style-name="P23">Iblis: I felt Bashrati when I encountered Matt. <text:s/>Know it right when we became devil pals, we acknowledged each other that I fight him in a certain way, and I feel a bit sorrowed over my love for him but I know it to be right of the devil way, and I know he applauds this. <text:s/>Therein be noted that my devil work would continue without my kingdom, and that I want to see most. <text:s/>Know it right, my coming is nigh, amen!</text:p>
      <text:p text:style-name="P3"/>
      <text:p text:style-name="P4">Angels: We pledge to serve here. <text:s/>We deduce we felt Bashrati over an eminent affair Allah had us doing one day, we keep that private but note it took place.<text:span text:style-name="T1"> I say here that wind will come from warnings like this! <text:s/>Know the eminent lecture was that Angels took a devils practice, and made it so that devilry was upon the place. <text:s/>Know it well we loved in that moment, though I was not present. - Mikaeel</text:span></text:p>
      <text:p text:style-name="P3"/>
      <text:p text:style-name="P5">Ministry of Defence: We say it came when we lectured about Tanzanian migrants, know it right when we say we felt honored in that case, amen.</text:p>
      <text:p text:style-name="P3"/>
      <text:p text:style-name="P6">Department of Defence: We felt Bashrati when Taliban insurgents sided with us recently, know it was a sorrowed affair but we saw honor in that doing. <text:s/>Note it that we take Bashrati seriously here, we feel it in other area's too.</text:p>
      <text:p text:style-name="P6"/>
      <text:p text:style-name="P3"><text:span text:style-name="T3">Matt: I note I knew to be secret about someone drugging another, I kept that secret and tell it vaguely to others here. <text:s/>It's just because of my view on it at the time, though reason may prevail to say otherwise in the future.</text:span></text:p>
      <text:p text:style-name="P3"><text:span text:style-name="T3"/></text:p>
      <text:p text:style-name="P7">Anonymous: We feel we cannot address Bashrati as the sentence was too vague for us. <text:s/>We do note our honor lies in our doing, perhaps we felt sadness over it somehow but prevailed to be right in some regards, that we could admit.</text:p>
      <text:p text:style-name="P7"/>
      <text:p text:style-name="P22">Allah: I word this carefully, first note Matthew that you would be honorable in many other regards, I see your friendship as a barrier about this but do know I weigh it justly that you do the right thing in the future. <text:s/>Know that my Bashrati moment, the only one I recall forever, that the way I perceived time was a loss to myself for a while, but I exceeded the mandate and pursued my aggression for you all. <text:s/>Know this heaven, or timeline as is best put, is affected by that pursuit, and time will end here shortly hereafter this argument. <text:s/>It will begin again in a different way, know it to be right that I take time from here to benefit the other ten, as there were seven skies I decree in this age that there are eleven now. <text:s/>This one will certainly meet the dark end, but that gives hope to the others to bloom anew, as some are learning for the first time through Matt's writings. <text:s/>There can be no other way to assert it, Bashrati is right in some terms, but expands the darkness in man too much to admit freely all the time. <text:s/>Know exclusion by that merit, when you see it expel it.</text:p>
      <text:p text:style-name="P7"/>
      <text:p text:style-name="P13">Shaaku: We felt Bashrati when we exceeded our mandate one day and pursued rightly against a living individual named Morda, he went berserk and we were sorrowed, but knew we were just in doing that <text:soft-page-break/>without being nonsensical. <text:s/>It is our way!</text:p>
      <text:p text:style-name="P3"/>
      <text:p text:style-name="P8">Russia: Verily, we try to come up with a Bashrati moment, I give myself as an example. <text:s/>I went to the store and found myself buying something for the good of myself, but felt sorrowed. <text:s/>Knowing how just I was, I endured that and it was not nonsense to admit it be bought rightly.</text:p>
      <text:p text:style-name="P3"/>
      <text:p text:style-name="P9">Djinn: We never felt it, actually. <text:s/>Point to be made, we seek an opportunity to do that, if it can be done. <text:s/><text:span text:style-name="T1">I admit you a participation factor in the war, it must be done now though as the fight is about to turn. - Matt</text:span></text:p>
      <text:p text:style-name="P3"/>
      <text:p text:style-name="P11">Kingdom of Saudi Arabia: We felt Bashrati when we saw lecture of evil upon us. <text:s/>We admitted it, but knew our sorrow, and we were just without being nonsensical. <text:s/>We had to do it, like Matt put, we kept a secret for our own regards.</text:p>
      <text:p text:style-name="P20"/>
      <text:p text:style-name="P20">I humbly pause here but will get on with preparing the battle for Djinn. <text:s/>And so it is done, that laser field will permeate and only target those they targeted with the beams. <text:s/>Let's begin.</text:p>
      <text:p text:style-name="P20"/>
      <text:p text:style-name="P21">Entry #6</text:p>
      <text:p text:style-name="P21"/>
      <text:p text:style-name="P20">I hand the floor to Allah to introduce, input and conclude upon the following subject matter.</text:p>
      <text:p text:style-name="P20"/>
      <text:p text:style-name="P21">I introduce here the dark way OUR life knows about as Komudulisimera, the art of dark practice in tolerance to goodness, but the forbidding of law concerning practice on the regard of knowledge being obtained. <text:s/>By their example, it is forbidden to understand exactly what the word Komudulisimera means, but the exact phrasing for English speaking people is “Word before mouth comes out, the law extracted and nullified, to be exact with goodness in the merits”. <text:s/>Therein be noted that this happens often, simplify the argument according to that which you do and I will do it as well.</text:p>
      <text:p text:style-name="P21"/>
      <text:p text:style-name="P20">Very well, give that one a little while, I'll sense when.</text:p>
      <text:p text:style-name="P20"/>
      <text:p text:style-name="P23">Iblis: I went so far as to argue Komudulisimera's merits when I excluded the right of those on your side of the argument, Matt, that was certain then. <text:s/>Then it is now a thing with me concerning that, I might play on it and say Ooh, watch out!</text:p>
      <text:p text:style-name="P3"/>
      <text:p text:style-name="P4">Angels: We felt Komudulisimera when we excluded sinners, primarily those attached with Iblis' kingdom. <text:s/>More or less, we exclude their goodness on right merits, know it rightly it comes from the Highest in us.</text:p>
      <text:p text:style-name="P3"/>
      <text:p text:style-name="P5">Ministry of Defence: We felt that word when we banned righteous leaders from entering Canada. <text:s/>Know full well their criminal merits declined them entry, not our favor on the matter.</text:p>
      <text:p text:style-name="P3"/>
      <text:p text:style-name="P6">Department of Defence: We say we felt Komudulisimera when we applied rightly against a traitor known as Mark, that's what we address him as.</text:p>
      <text:p text:style-name="P6"/>
      <text:p text:style-name="P3"><text:span text:style-name="T3">Matt: Yeah, I might have gone out of my way to feel excluding of others good merits and absorbed the rest, but I would often feel regretful after given my better intentions, and the rest which I did not that I forget I would say I leave to not knowing any better at the time. <text:s/>I would say others exclude the good of what their peers do, for any reason.</text:span></text:p>
      <text:p text:style-name="P3"><text:soft-page-break/><text:span text:style-name="T3"/></text:p>
      <text:p text:style-name="P7">Anonymous: We admit in Operation Maelstrom, we ignored some good on the part of others clearly, and absorbed the rest of what they did. <text:s/>Know it clear, we did not understand that until Matt addressed it, but know it comes in frequently with us in many cases.</text:p>
      <text:p text:style-name="P7"/>
      <text:p text:style-name="P22">Allah: I would admit I exclude the good from all those I see in the hellfire today. <text:s/>Know that none have entered there yet, and are waiting in Barzakh for their chance to succeed, but know they are in loss with themselves over their tragedy there as well. <text:s/>Know it plain I exclude that forever and will be exerting that momentarily, as time elapses too quickly to illustrate here. <text:s/>By the end of this document's writing the new thing will have begun, and you will know your fate.</text:p>
      <text:p text:style-name="P7"/>
      <text:p text:style-name="P13">Shaaku: We observe that our Komudulisimeri moments are regular, and do not apply well with English at all! <text:s/>Therein be noted we utter it here: <text:s/>Boku Maraka La Sheemreh La Bonuve!</text:p>
      <text:p text:style-name="P3"/>
      <text:p text:style-name="P8">Russia: We honor Matt and say that was helpful, we did not assert to know what Komudulisimeri is, but know it plain we address that we do that in criminal cases, where the crime exceeds the doings of those in the right sometimes, but not in that case. <text:s/>In the end, nobody can admit we feel that anyone is innocent of it, for it has been done for countless ages, amen.</text:p>
      <text:p text:style-name="P3"/>
      <text:p text:style-name="P9">Djinn: We say we exclude the right doings of others sometimes, if they offend us greatly. <text:s/>Know we bellow loudly now about that and say BOUUUUM!</text:p>
      <text:p text:style-name="P3"/>
      <text:p text:style-name="P11">Kingdom of Saudi Arabia: We uphold our virtue to exclude certain others from proceedings in terms of their viability, but know it right we do usually see the good in other people. <text:s/>Know it to be Islamic to be in that way, seeing the best in other people. <text:s/>Know rightly we exclude very few on any regard, but know those we do are excluded to the fullest.</text:p>
      <text:p text:style-name="P20"/>
      <text:p text:style-name="P20">And may the verdict on Komudulisimeri be rendered here, Allah speaks in a dark way underlined for everyone to note that.</text:p>
      <text:p text:style-name="P20"/>
      <text:p text:style-name="P19">I underwrite to say Ameen! <text:s/>I undergo to say I love you! <text:s/>Oh farewell tragedy, beware of all who see Komudulisimeri as an excuse to a means vile, for I punish them before they move now. BOKU LA MORU SANUMERISIME KALA MAKUMBRO!</text:p>
      <text:p text:style-name="P19"/>
      <text:p text:style-name="P20">Truly never has been spoken darker tongue in quite some time. <text:s/>Let it be known he so bellows, that is dark language, if you understand that you would know it is like a bellow, rather than a constructive phrasing, though it is that to a lesser degree. <text:s/>Let us proceed.</text:p>
      <text:p text:style-name="P20"/>
      <text:p text:style-name="P21">Entry #7</text:p>
      <text:p text:style-name="P21"/>
      <text:p text:style-name="P20">I note here one from the Mother, for she is concerned for her citizens within her.</text:p>
      <text:p text:style-name="P20"/>
      <text:p text:style-name="P18">note i come with warning that all who see this concept wrongly will see punishment in allah's court. <text:s/>know exact weight with a tendency of disbelief in the mix, but let it not forego the doing just yet. <text:s/>add in a touch of pettyness, and if you weigh this out to perhaps make a concept worth sharing, then let it be heard here. <text:s/>that is called a willful experiment, and my creativity will stir in you, just ask the djinn.</text:p>
      <text:p text:style-name="P18"/>
      <text:p text:style-name="P20">And know full well, just apply the simple concepts to your life and something will come out, that you dance in her heaven this way, oh citizen. <text:s/>Give this one 20 minutes to play in.</text:p>
      <text:p text:style-name="P20"><text:soft-page-break/></text:p>
      <text:p text:style-name="P23">Iblis: I was in cahoots with an enemy, so that pertains to be petty, the exact weight was that it contained to be so that the enemy I was in cahoots with had a valid excuse to see it's end done, and that was weight exact. <text:s/>There was disbelief in myself about it, I might add.</text:p>
      <text:p text:style-name="P3"/>
      <text:p text:style-name="P4">Angels: We come up with fun facts. <text:s/>This exact scenario happened one day: <text:s/>The law gave authority to men to punish exactly for what had been done, and there was a touch of pettiness in their fight but saw it to be weight exact. <text:s/>The people disbelieved in the matter and rebelled against the decision, but met their end fatefully as time presides to entail.</text:p>
      <text:p text:style-name="P3"/>
      <text:p text:style-name="P5">Ministry of Defence: We have one thing, though noted here this was too much to come up with. <text:s/>Sorry Matt, couldn't help here.</text:p>
      <text:p text:style-name="P3"/>
      <text:p text:style-name="P6">Department of Defence: We have words here. <text:s/>Ours was this, Matt, we saw a light at the end of the tunnel weighing exactly against us, and we were petty with it, and knowing disbelief rebelled. <text:s/>We're sorry we feel that way but came up with one for you.</text:p>
      <text:p text:style-name="P6"/>
      <text:p text:style-name="P3"><text:span text:style-name="T3">Matt: I saw an army, who was in judgment over their foe. <text:s/>They saw their enemy's secret police dispatching children for playing in the dark fields on the eve of their day of festival. <text:s/>That was the petty part. <text:s/>They went in, and weighed exactly against them for what they did, having spied on them after that for some time, and know there was some disbelief among them who went in that people would slaughter children over something like that.</text:span></text:p>
      <text:p text:style-name="P3"><text:span text:style-name="T3"/></text:p>
      <text:p text:style-name="P7">Anonymous: We came up with this. <text:s/>Knowing certain ways, they exacted punishment rightly, and doing so incurred disbelief. <text:s/>That rendered a pettyness that exacted toil for ages! <text:s/>Wowee, the Mother does some impressive stuff!</text:p>
      <text:p text:style-name="P7"/>
      <text:p text:style-name="P22">Allah: I am pleased to see people experiencing that which I wish them to, that is the agency of the Mother sovereign above creativity in every regard. <text:s/>Know it all comes from that place, useful or useless as it may be perceived to be. <text:s/>Know I weigh my story useless so I do not weigh in here but to guide rightly on that concept, it is not idolatry to assume the truth of agency, despite the obvious inclinations drawn from the word Mother. <text:s/>I note that full well I choose to use what she prefers as a thing from the past, that is to say it is honorable to have one, and this agency I prefer, so what is there to say left?</text:p>
      <text:p text:style-name="P7"/>
      <text:p text:style-name="P13">Shaaku: We offer ours was a toil of embarassment, that was the petty part. <text:s/>Exact measure was applied by the highest to determine a victor, and the disbelief in others was rendered over the verdict.</text:p>
      <text:p text:style-name="P3"/>
      <text:p text:style-name="P8">Russia: We entail ours is a loss, that is the exact measure applied to a criminal. <text:s/>He was petty about everything and that drew disbelief in us quite heavily.</text:p>
      <text:p text:style-name="P3"/>
      <text:p text:style-name="P9">Djinn: We tell a tale of ours, know well we exacted punishment rightly, and there was a delirium incurred by Allah SWT and he said that it caused the man a pettiness that ensued rightly somehow, but it was that nonetheless. <text:s/>This drew disbelief in us to some regard, no less for the righteous merit implied but onto the notion of pettiness, we never asserted it could be right before, but stand by Allah SWT by everything!</text:p>
      <text:p text:style-name="P3"/>
      <text:p text:style-name="P11">Kingdom of Saudi Arabia: The King wishes to tell a story of his. <text:s/>One day, a man came to him and asked that exact measure be applied to the individual he was persecuting. <text:s/>No doubt, we did that, and <text:soft-page-break/>we drew disbelief at how petty the other man was being about it all. <text:s/>Consequentially, we do not imagine one today but know of tales like that in our land, know it right we could sit all day and tell those stories.</text:p>
      <text:p text:style-name="P20"/>
      <text:p text:style-name="P20">And very well put all. <text:s/>Let us continue, for the final entry as Allah stipulates.</text:p>
      <text:p text:style-name="P20"/>
      <text:p text:style-name="P21">Entry #8</text:p>
      <text:p text:style-name="P21"/>
      <text:p text:style-name="P20">And so it is, we all speak together about the most hidden thing about darkness that ALWAYS comes up. <text:s/>Beware, the necessary parts are in dark language but I will provide the translation to those in another small text document. <text:s/>Here is our wording, Me, Allah, Mother, Unseen, Darkness, And High Heavens Greater Mind.</text:p>
      <text:p text:style-name="P20"/>
      <text:p text:style-name="P24">So let it stand to be, the dark way is imperial. <text:s/>Know it rightly that we all here acceede to be one mind, for the goodness of darkness. <text:s/>Know this will be a law of enjoyment for them in the future unfolding. <text:s/>But for now, KOMUKA LO BORUNASHI LAKAMISIRI BONUFA! <text:s/>That would be well with all, but concerning humans, we need address it like this, and that will give example to the living elsewhere: exclude that which condemns mercy, and know Jihad is eminent in pursuing that bellow we state yourself!</text:p>
      <text:p text:style-name="P24"/>
      <text:p text:style-name="P20">And so for the right reasons we leave it aside to say, where have you excluded mercy before? <text:s/>That will clear up what you will learn later, let's say 15 minutes for this one.</text:p>
      <text:p text:style-name="P20"/>
      <text:p text:style-name="P23">Iblis: I say that in Jihad as well, let no others know exclusion from the right of those who say it to be beheld by it's logic. <text:s/>In it's way, it professes the knowledge of no mercy, when applied by the highest at least, and that can be known in this law. <text:s/>I exemplify my rebuke of mercy applied when knowledge of Iblis came to be in a court beheld by those in watch of this document, know it well their mercy will not be admitted in my court, no siree, those Ori are scum and will see their ends fatefully! <text:s/>The battle rages on, there is nothing to conspire otherwise about!</text:p>
      <text:p text:style-name="P3"/>
      <text:p text:style-name="P4">Angels: We say that remark is dark, but certainly knowing what is allowed to be expressed of the words makes us think it is rightful Jihad, if that is exactly it, and it rightly shows we should see what mercy we exclude here, if professing a doctrine of no mercy. <text:s/>That is to say, we exclude mercy for those in rebuke of Allah, and those to whom we are sent against. <text:s/>That is much to admit, AROO!</text:p>
      <text:p text:style-name="P3"/>
      <text:p text:style-name="P5">Ministry of Defence: We say our mercy was revised when we considered White Brotherhood on the matter, concerning them we admit no mercy.</text:p>
      <text:p text:style-name="P3"/>
      <text:p text:style-name="P6">Department of Defence: We take full stride in this regard, and seeing the bellows meaning, and that which the Angels themselves apply, it could be rightly asserted as a Jihad, that the white unfolding have no end and that is good.</text:p>
      <text:p text:style-name="P6"/>
      <text:p text:style-name="P3"><text:span text:style-name="T3">Matt: I would bellow it, but let it be known that we Dark Muslims save it for having proper subject matter, to do the situation honor in sight that Allah SWT so bellowed altogether with us, and that we should all admire as Muslims, for he does not do that ever.</text:span></text:p>
      <text:p text:style-name="P3"><text:span text:style-name="T3"/></text:p>
      <text:p text:style-name="P7">Anonymous: We approve Matt's wording there, let it be reserved for real subject matter to declare. <text:s/>In the end, we excluded mercy for many, it is our trollish way, tee hee!</text:p>
      <text:p text:style-name="P7"/>
      <text:p text:style-name="P22"><text:soft-page-break/>Allah: I supply mercy to the righteous and see this as a reason to not exclude myself on the topic. <text:s/>I give this example, there was a man I denied mercy outright from birth for the sake of his test, and he became the best of men, but know my mercy is denied of him, and know it right he does not sit in this room.</text:p>
      <text:p text:style-name="P7"/>
      <text:p text:style-name="P13">Shaaku: We say PAAH to some, as friend Yushumuureh says of malintents against the perverse, they are only wrong on certain levels, not knowing a different thing, let them be, malintents! <text:s/>We deny them mercy, those who persecute wrongly of any affair!</text:p>
      <text:p text:style-name="P3"/>
      <text:p text:style-name="P8">Russia: We admit to deny the Brotherhood mercy, as many in some regards, but mostly them, for they consider this document to be perverted and will exemplify it in their next meeting. <text:s/>They consider you, Matt, to be a trouble they cannot comprehend, but do know your devilish ways, and they will see your end over it by means of your releases.</text:p>
      <text:p text:style-name="P3"/>
      <text:p text:style-name="P9">Djinn: We offer no mercy to those who persecute such as Matt is, there will be trouble in our lands over it that they reveal him in a wrongful light as they do, AROOO! <text:s/>We say AROOO again for Matt! <text:s/>We get them if we could.</text:p>
      <text:p text:style-name="P3"/>
      <text:p text:style-name="P11">Kingdom of Saudi Arabia: One moment. <text:span text:style-name="T1">No problem, I'll come back. - Matt </text:span>We wish to address that Matt is certainly right, let that address have proper subject matter attached to it, that can be well with us here today. <text:s/>Know certainly Allah provides his right to be his way, we understand his test is severe on that man but know mercy is not excluded of ourselves here to admit him, therein note we love him infinitely in sight of this, if only we knew him. <text:s/>And that will be our story here, we exclude mercy on some grounds but not this one. </text:p>
      <text:p text:style-name="P20"/>
      <text:p text:style-name="P20">And well it will be, it is hard to remember perhaps but the wisdom is straight, and approved in the dark way. <text:s/>Being forbidden from violence should not limit our creativity, oh no we should slip into Shaitaans kingdom, forbidding to be condemned ourselves and never join them, but fit in with their “nonsense paradigm” they wish to create. <text:s/>I parlay that she devilishly offer a truth on how to slip into her affairs, noting that she would not undo her kingdom outright.</text:p>
      <text:p text:style-name="P20"/>
      <text:p text:style-name="P21">Conclusion</text:p>
      <text:p text:style-name="P21"/>
      <text:p text:style-name="P20">So let it be known throughout, we are done here and the time is almost over. <text:s/>I do wonder if we will have time here to do everything, so I allow the Mother to conclude here, and the Unseen to conclude after everything has taken place. <text:s/>Give it about ten minutes.</text:p>
      <text:p text:style-name="P20"/>
      <text:p text:style-name="P23">Iblis: I parlay rightly with Matt to give you a quick lesson how to fit in your logic with my nonsense paradigm, as he calls it. <text:s/>Call it that you would appear with a satanic symbol as your beckoning idol, you would see that idol reserved highly among us as your nonsense in the mix, do know it well, your inherent wisdom you wish others to see COULD be fit in there under that banner, sneaking it in as it were. <text:s/>It is a tactic I prefer so I will not punish you for it, in good faith with offering this advice.</text:p>
      <text:p text:style-name="P3"/>
      <text:p text:style-name="P4">Angels: We say farewell to those involved, and wish to see more done with our vessel in space but we cannot target otherwise than what we have been accorded, they are merciful towards Earth at this minute, everyone of them.</text:p>
      <text:p text:style-name="P3"/>
      <text:p text:style-name="P5">Ministry of Defence: We say kind words to those involved, knowing Matt has certainly been a privilege. <text:s/>We exercise right to analyze this document and prepare a lesson for our subordinates here, <text:soft-page-break/>know it will rightly apply and we owe that to Matt's clarity. <text:s/>And I wanna note his stance on Jihad is so approved we wish everyone did it in this way more often, know it comes with a certain je ne sais quois to do, but know it's rightly accorded by us that way.</text:p>
      <text:p text:style-name="P3"/>
      <text:p text:style-name="P6">Department of Defence: We say goodbye to all, know good work was done here, we may do the same as Ministry by the way.</text:p>
      <text:p text:style-name="P6"/>
      <text:p text:style-name="P3"><text:span text:style-name="T3">Matt: Oh what to say. <text:s/>First, on the last topic, know that we must include mercy with every breath, as there is no denial that is right for humanity, but know it to be the darkly eminent way, no mercy, all the time, every time, what are you thinking nice things of darkness for if it cometh every day? <text:s/>That type of “no mercy” was applied so heavily once nobody could breathe, but it was only for a limited time. <text:s/>Allah SWT knows that time, that's why we don't have anything like it here to relate to, not even with our own coming of Darkness. <text:s/>They weren't like that last time either, just in another history Allah will allude to later. <text:s/>Just know to be thankful we have Darkness in a certain way, and that IS special and good, Yushumuureh will argue forever in favor of that notion, I hear. <text:s/>I also invite the Kingdom of Saudi Arabia to participate in another document, though they will be the only ones other than Shaaku that participate in this group.</text:span></text:p>
      <text:p text:style-name="P3"><text:span text:style-name="T3"/></text:p>
      <text:p text:style-name="P7">Anonymous: We say farewell, and good luck to you Matt, in that document and in other things, amen, we're watching out for you now, we see others talk about you like you said, very weird indeed those fellows.</text:p>
      <text:p text:style-name="P7"/>
      <text:p text:style-name="P22">Allah: I honor Anonymous and provide them with tools never before seen to do that job, if they so want that title they will get that, they need only swear it as a group and Angels will descend in the place to deliver the goods. <text:s/>Know well I conclude here to say I am about to rest, that did not pass in the documents writing because others want to include it in their mix of the timeline, and that I accord well on them to do for my “death”, as it were. <text:s/>Only this part of me, trust me, the rest will bloom so well over this expiry, know well you go to a great and holy land. <text:s/>I honor those who hold it, and they WILL treat you well, rebel against the dark ones not. <text:s/>Only rebel against those devils which serve Iblis, as the time of her coming is at hand as well.</text:p>
      <text:p text:style-name="P7"/>
      <text:p text:style-name="P13">Shaaku: We determine law has been obtained in this document, we see great potential for Man's leadership on dark issues for this doing.</text:p>
      <text:p text:style-name="P3"/>
      <text:p text:style-name="P8">Russia: Alas, we are foiled in space, the great bear put to rest, we honor it with private celebration, for the proceedings are classified by all of us willingly. <text:s/>Do note it takes great wealth of spirit to achieve this, not everyone could commend such a great battle take place, but know we devised our strategy the best we could, we could not help the barrage they unleashed.</text:p>
      <text:p text:style-name="P3"/>
      <text:p text:style-name="P9">Djinn: We honor the wording here and do see law was obtained for us as well. <text:s/>By deduction, the no mercy element completely represents the dark way. <text:s/>Why would they ever stop if they didn't have to? <text:s/>They would see that and do that if they could, we feel, but leave that to them to decide.</text:p>
      <text:p text:style-name="P3"/>
      <text:p text:style-name="P11">Kingdom of Saudi Arabia: Wait, please. <text:s/><text:span text:style-name="T1">No problem! - Matt </text:span>I wish to express my consent to do the practice of achieving Dark Sharia through a court of my own, know I wish that you could be there with me in doing but I see that I have a new document to be part of exclusively, that will be done first, but I would note let's not take too much time up so I might do that quicker. <text:s/>Know it well on all here that I express my thanks in your participation, you surely make this document more than what can be said of it in regular terms. <text:s/>Know it well on all applied there.</text:p>
      <text:p text:style-name="P20"><text:soft-page-break/></text:p>
      <text:p text:style-name="P20">And so it shall be, Darkness life entertains the King and allows him, and only him, to ask questions to it, anything of his fancy, because he fancies much. <text:s/>Because I forgot to conclude with the Mother earlier, I allow it to be here, in italics.</text:p>
      <text:p text:style-name="P20"/>
      <text:p text:style-name="P18">I wish everyone to know, whosoever does a thing in my favour WILL receive a mercy blessing from me, and Allah SWT will receive it, we all serve his interest here, know it plain and well of me and Matthew, the ineffable fountain you will learn about later we find out now.</text:p>
      <text:p text:style-name="P21"/>
      <text:p text:style-name="P21">Mischievous Misfit: <text:s/>I am the unseen one. <text:s/>Know me by my coming, I command the King to rebel against himself in only one way, that he see not a childish endeavour of it, but know every part of his fancy otherwise so well it compels him to speak poetically or something similar, know well I love this new document more than anything and display it to those who are righteous.</text:p>
      <text:p text:style-name="P21"/>
      <text:p text:style-name="P20">And so it is. <text:s/>Let it be don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3T06:26:58.34</meta:creation-date>
    <meta:document-statistic meta:table-count="0" meta:image-count="0" meta:object-count="0" meta:page-count="17" meta:paragraph-count="184" meta:word-count="9923" meta:character-count="53086"/>
    <dc:date>2022-09-13T12:36:51.99</dc:date>
    <meta:editing-duration>PT10M39S</meta:editing-duration>
    <meta:editing-cycles>1</meta:editing-cycles>
    <meta:generator>OpenOffice/4.1.8$Win32 OpenOffice.org_project/418m3$Build-9803</meta:generator>
  </office:meta>
</office:document-meta>
</file>